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4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898cm" fo:min-width="0.748cm" fo:padding-top="0.151cm" fo:padding-bottom="0.151cm" fo:padding-left="0.276cm" fo:padding-right="0.276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opacity="0%"/>
      <style:paragraph-properties fo:text-align="center" style:writing-mode="lr-tb"/>
    </style:style>
    <style:style style:name="P7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5cm" svg:y1="3cm" svg:x2="6.3cm" svg:y2="3cm">
          <text:p/>
        </draw:line>
        <draw:frame draw:style-name="gr2" draw:text-style-name="P2" draw:layer="layout" svg:width="2.013cm" svg:height="0.962cm" svg:x="2.6cm" svg:y="1.3cm">
          <draw:text-box>
            <text:p>Head</text:p>
          </draw:text-box>
        </draw:frame>
        <draw:frame draw:style-name="gr3" draw:text-style-name="P4" draw:layer="layout" svg:width="2.1cm" svg:height="0.962cm" svg:x="23.742cm" svg:y="4cm">
          <draw:text-box>
            <text:p text:style-name="P3">Back</text:p>
          </draw:text-box>
        </draw:frame>
        <draw:g>
          <draw:custom-shape draw:style-name="gr4" draw:text-style-name="P6" draw:layer="layout" svg:width="1.3cm" svg:height="1.2cm" svg:x="2.3cm" svg:y="2.4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4cm" svg:height="0.4cm" svg:x="4.048cm" svg:y="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3cm" svg:height="1.2cm" svg:x="3.6cm" svg:y="2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1.3cm" svg:height="1.2cm" svg:x="6.5cm" svg:y="2.4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4cm" svg:height="0.4cm" svg:x="8.248cm" svg:y="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3cm" svg:height="1.2cm" svg:x="7.8cm" svg:y="2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1.3cm" svg:height="1.2cm" svg:x="10.8cm" svg:y="2.4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4cm" svg:height="0.4cm" svg:x="12.548cm" svg:y="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3cm" svg:height="1.2cm" svg:x="12.1cm" svg:y="2.4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9.3cm" svg:y1="3cm" svg:x2="10.6cm" svg:y2="3cm">
          <text:p/>
        </draw:line>
        <draw:line draw:style-name="gr1" draw:text-style-name="P1" draw:layer="layout" svg:x1="13.6cm" svg:y1="3cm" svg:x2="14.9cm" svg:y2="3cm">
          <text:p/>
        </draw:line>
        <draw:g>
          <draw:custom-shape draw:style-name="gr4" draw:text-style-name="P6" draw:layer="layout" svg:width="1.3cm" svg:height="1.2cm" svg:x="15cm" svg:y="2.4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4cm" svg:height="0.4cm" svg:x="16.748cm" svg:y="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3cm" svg:height="1.2cm" svg:x="16.3cm" svg:y="2.4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17.8cm" svg:y1="3cm" svg:x2="19cm" svg:y2="3cm">
          <text:p/>
        </draw:line>
        <draw:line draw:style-name="gr6" draw:text-style-name="P1" draw:layer="layout" svg:x1="26cm" svg:y1="2.442cm" svg:x2="24.7cm" svg:y2="3.614cm">
          <text:p/>
        </draw:line>
        <draw:frame draw:style-name="gr7" draw:text-style-name="P2" draw:layer="layout" svg:width="1.45cm" svg:height="0.962cm" svg:x="23.95cm" svg:y="1.314cm">
          <draw:text-box>
            <text:p>Tail</text:p>
          </draw:text-box>
        </draw:frame>
        <draw:custom-shape draw:style-name="gr4" draw:text-style-name="P6" draw:layer="layout" svg:width="1.3cm" svg:height="1.2cm" svg:x="23.4cm" svg:y="2.414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3cm" svg:height="1.2cm" svg:x="24.7cm" svg:y="2.41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cm" svg:y1="3.014cm" svg:x2="23.2cm" svg:y2="3.014cm">
          <text:p/>
        </draw:line>
        <draw:g>
          <draw:custom-shape draw:style-name="gr4" draw:text-style-name="P6" draw:layer="layout" svg:width="1.3cm" svg:height="1.2cm" svg:x="19.2cm" svg:y="2.4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4cm" svg:height="0.4cm" svg:x="20.948cm" svg:y="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3cm" svg:height="1.2cm" svg:x="20.5cm" svg:y="2.4cm">
            <text:p/>
            <draw:enhanced-geometry svg:viewBox="0 0 21600 21600" draw:type="rectangle" draw:enhanced-path="M 0 0 L 21600 0 21600 21600 0 21600 0 0 Z N"/>
          </draw:custom-shape>
        </draw:g>
        <draw:frame draw:style-name="gr7" draw:text-style-name="P4" draw:layer="layout" svg:width="2.1cm" svg:height="0.962cm" svg:x="2.5cm" svg:y="3.938cm">
          <draw:text-box>
            <text:p text:style-name="P3">Fro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6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4T09:42:40.170741855</meta:creation-date>
    <dc:date>2021-11-17T11:12:09.689000000</dc:date>
    <meta:editing-duration>PT17M2S</meta:editing-duration>
    <meta:editing-cycles>5</meta:editing-cycles>
    <meta:generator>LibreOffice/5.4.3.2$Windows_X86_64 LibreOffice_project/92a7159f7e4af62137622921e809f8546db437e5</meta:generator>
    <meta:document-statistic meta:object-count="32"/>
  </office:meta>
</office:document-meta>
</file>